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Sample Excel Worksheet - Numbers and their Squares</text:p>
          </table:table-cell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>
            <text:p>Number</text:p>
          </table:table-cell>
          <table:table-cell table:style-name="ce3" office:value-type="string">
            <text:p>Square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formula="of:=+[.B6]*[.B6]"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formula="of:=+[.B6]+1" office:value-type="float" office:value="2">
            <text:p>2</text:p>
          </table:table-cell>
          <table:table-cell table:formula="of:=+[.B7]*[.B7]"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formula="of:=+[.B7]+1" office:value-type="float" office:value="3">
            <text:p>3</text:p>
          </table:table-cell>
          <table:table-cell table:formula="of:=+[.B8]*[.B8]"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table:formula="of:=+[.B8]+1" office:value-type="float" office:value="4">
            <text:p>4</text:p>
          </table:table-cell>
          <table:table-cell table:formula="of:=+[.B9]*[.B9]"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table:formula="of:=+[.B9]+1" office:value-type="float" office:value="5">
            <text:p>5</text:p>
          </table:table-cell>
          <table:table-cell table:formula="of:=+[.B10]*[.B10]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formula="of:=+[.B10]+1" office:value-type="float" office:value="6">
            <text:p>6</text:p>
          </table:table-cell>
          <table:table-cell table:formula="of:=+[.B11]*[.B11]"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table:formula="of:=+[.B11]+1" office:value-type="float" office:value="7">
            <text:p>7</text:p>
          </table:table-cell>
          <table:table-cell table:formula="of:=+[.B12]*[.B12]"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table:formula="of:=+[.B12]+1" office:value-type="float" office:value="8">
            <text:p>8</text:p>
          </table:table-cell>
          <table:table-cell table:formula="of:=+[.B13]*[.B13]"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table:formula="of:=+[.B13]+1" office:value-type="float" office:value="9">
            <text:p>9</text:p>
          </table:table-cell>
          <table:table-cell table:formula="of:=+[.B14]*[.B14]"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table:formula="of:=+[.B14]+1" office:value-type="float" office:value="10">
            <text:p>10</text:p>
          </table:table-cell>
          <table:table-cell table:formula="of:=+[.B15]*[.B15]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table:formula="of:=+[.B15]+1" office:value-type="float" office:value="11">
            <text:p>11</text:p>
          </table:table-cell>
          <table:table-cell table:formula="of:=+[.B16]*[.B16]"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table:formula="of:=+[.B16]+1" office:value-type="float" office:value="12">
            <text:p>12</text:p>
          </table:table-cell>
          <table:table-cell table:formula="of:=+[.B17]*[.B17]" office:value-type="float" office:value="144">
            <text:p>144</text:p>
          </table:table-cell>
          <table:table-cell table:number-columns-repeated="1021"/>
        </table:table-row>
        <table:table-row table:style-name="ro1">
          <table:table-cell/>
          <table:table-cell table:formula="of:=+[.B17]+1" office:value-type="float" office:value="13">
            <text:p>13</text:p>
          </table:table-cell>
          <table:table-cell table:formula="of:=+[.B18]*[.B18]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/>
          <table:table-cell table:formula="of:=+[.B18]+1" office:value-type="float" office:value="14">
            <text:p>14</text:p>
          </table:table-cell>
          <table:table-cell table:formula="of:=+[.B19]*[.B19]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/>
          <table:table-cell table:formula="of:=+[.B19]+1" office:value-type="float" office:value="15">
            <text:p>15</text:p>
          </table:table-cell>
          <table:table-cell table:formula="of:=+[.B20]*[.B20]" office:value-type="float" office:value="225">
            <text:p>225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Written and saved in Microsoft Excel X for Mac Service Release 1.</text:p>
            <text:p/>
          </table:table-cell>
          <table:table-cell table:style-name="Default" table:number-columns-repeated="2"/>
          <table:table-cell table:number-columns-repeated="1021"/>
        </table:table-row>
      </table:table>
      <table:table table:name="Feuil2" table:style-name="ta2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7">07/01/2010</text:date>, <text:time>21:5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imple Excel document</dc:title>
    <meta:initial-creator>Keith Bennett</meta:initial-creator>
    <meta:creation-date>2007-10-01T17:13:56</meta:creation-date>
    <dc:creator>RIBEN9</dc:creator>
    <dc:date>2007-10-01T17:31:43</dc:date>
    <meta:editing-duration>PT52113H31M44S</meta:editing-duration>
    <meta:document-statistic meta:table-count="3" meta:cell-count="34" meta:object-count="0"/>
    <meta:generator>StarOffice/9$Win32 OpenOffice.org_project/310m11$Build-9399</meta:generator>
  </office:meta>
</office:document-meta>
</file>